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882d5" officeooo:paragraph-rsid="000882d5" fo:background-color="#ffff00" style:font-size-asian="24pt" style:font-size-complex="24pt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0882d5" officeooo:paragraph-rsid="000882d5" fo:background-color="#1e1e1e" style:font-size-asian="24pt" style:font-size-complex="24pt"/>
    </style:style>
    <style:style style:name="P4" style:family="paragraph" style:parent-style-name="Standard">
      <style:paragraph-properties style:line-height-at-least="0.198in"/>
    </style:style>
    <style:style style:name="P5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6" style:family="paragraph" style:parent-style-name="Standard">
      <style:paragraph-properties fo:margin-top="0in" fo:margin-bottom="0.1965in" loext:contextual-spacing="false" style:line-height-at-least="0.198in"/>
    </style:style>
    <style:style style:name="T1" style:family="text">
      <style:text-properties fo:color="#569cd6"/>
    </style:style>
    <style:style style:name="T2" style:family="text">
      <style:text-properties fo:color="#b5cea8"/>
    </style:style>
    <style:style style:name="T3" style:family="text">
      <style:text-properties fo:color="#ce917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BEGIN</text:span> <text:span text:style-name="T1">TRANSACTION</text:span>;</text:p>
      <text:p text:style-name="P4"/>
      <text:p text:style-name="P2"><text:span text:style-name="T1">INSERT</text:span> <text:span text:style-name="T1">INTO</text:span> <text:span text:style-name="T1">subject</text:span> <text:span text:style-name="T1">values</text:span></text:p>
      <text:p text:style-name="P2">(<text:span text:style-name="T2">6</text:span>, <text:span text:style-name="T3">'web'</text:span>, <text:span text:style-name="T3">'learn web'</text:span>, <text:span text:style-name="T2">55</text:span>, <text:span text:style-name="T2">6</text:span>);</text:p>
      <text:p text:style-name="P4"/>
      <text:p text:style-name="P2"><text:span text:style-name="T1">INSERT</text:span> <text:span text:style-name="T1">INTO</text:span> student <text:span text:style-name="T1">values</text:span></text:p>
      <text:p text:style-name="P2">(<text:span text:style-name="T2">6</text:span>, <text:span text:style-name="T3">'Mohamed Aboda'</text:span>, <text:span text:style-name="T3">'Mit ghmar'</text:span>, <text:span text:style-name="T3">'Mohaed@gmail.com'</text:span>, <text:span text:style-name="T3">'01221312699'</text:span>, <text:span text:style-name="T2">6</text:span>);</text:p>
      <text:p text:style-name="P6"/>
      <text:p text:style-name="P2"><text:span text:style-name="T1">COMMIT</text:span>;</text:p>
      <text:p text:style-name="P4"/>
      <text:p text:style-name="P2"><text:span text:style-name="T1">select</text:span> * <text:span text:style-name="T1">from</text:span> student;</text:p>
      <text:p text:style-name="P5"><text:line-break/><text:line-break/></text:p>
      <text:p text:style-name="P2"><text:span text:style-name="T1">BEGIN</text:span> <text:span text:style-name="T1">TRANSACTION</text:span>;</text:p>
      <text:p text:style-name="P4"/>
      <text:p text:style-name="P2"><text:span text:style-name="T1">INSERT</text:span> <text:span text:style-name="T1">INTO</text:span> <text:span text:style-name="T1">subject</text:span> <text:span text:style-name="T1">values</text:span></text:p>
      <text:p text:style-name="P2">(<text:span text:style-name="T2">7</text:span>, <text:span text:style-name="T3">'web'</text:span>, <text:span text:style-name="T3">'learn web'</text:span>, <text:span text:style-name="T2">55</text:span>, <text:span text:style-name="T2">7</text:span>);</text:p>
      <text:p text:style-name="P4"/>
      <text:p text:style-name="P2"><text:span text:style-name="T1">INSERT</text:span> <text:span text:style-name="T1">INTO</text:span> student <text:span text:style-name="T1">values</text:span></text:p>
      <text:p text:style-name="P2">(<text:span text:style-name="T2">7</text:span>, <text:span text:style-name="T3">'Mohamed Aboda'</text:span>, <text:span text:style-name="T3">'Mit ghmar'</text:span>, <text:span text:style-name="T3">'Mohaed@gmail.com'</text:span>, <text:span text:style-name="T3">'01221312699'</text:span>, <text:span text:style-name="T2">7</text:span>);</text:p>
      <text:p text:style-name="P5"><text:line-break/></text:p>
      <text:p text:style-name="P2"><text:span text:style-name="T1">COMMIT</text:span>;</text:p>
      <text:p text:style-name="P2"><text:span text:style-name="T1">ROLLBACK WORK</text:span>;</text:p>
      <text:p text:style-name="P4"/>
      <text:p text:style-name="P2"><text:span text:style-name="T1">select</text:span> * <text:span text:style-name="T1">from</text:span> student;</text:p>
      <text:p text:style-name="P5"><text:line-break/></text:p>
      <text:p text:style-name="P2"><text:span text:style-name="T1">CREATE</text:span> VIEW student_studentName_trackName <text:span text:style-name="T1">AS</text:span> <text:span text:style-name="T1">SELECT</text:span> s.name, t.track_name <text:span text:style-name="T1">from</text:span> student s <text:span text:style-name="T1">join</text:span> track t <text:span text:style-name="T1">on</text:span> s.std_id = t.track_id;</text:p>
      <text:p text:style-name="P2"><text:span text:style-name="T1">select</text:span> * <text:span text:style-name="T1">from</text:span> student_studentName_trackName;</text:p>
      <text:p text:style-name="P5"><text:line-break/></text:p>
      <text:p text:style-name="P2"><text:span text:style-name="T1">CREATE</text:span> VIEW track_trackName_subjectName <text:span text:style-name="T1">AS</text:span> <text:span text:style-name="T1">SELECT</text:span> t.track_name, s.name <text:span text:style-name="T1">from</text:span> track t <text:span text:style-name="T1">join</text:span> <text:span text:style-name="T1">subject</text:span> s <text:span text:style-name="T1">on</text:span> t.track_id = s.subject_id;</text:p>
      <text:p text:style-name="P2"><text:span text:style-name="T1">select</text:span> * <text:span text:style-name="T1">from</text:span> track_trackName_subjectName;</text:p>
      <text:p text:style-name="P5"><text:line-break/><text:line-break/></text:p>
      <text:p text:style-name="P2"><text:span text:style-name="T1">CREATE</text:span> VIEW student_studentName_subjectName <text:span text:style-name="T1">AS</text:span> <text:span text:style-name="T1">SELECT</text:span> std.name <text:span text:style-name="T1">AS</text:span> studentName , sub.name <text:span text:style-name="T1">AS</text:span> subjectName <text:span text:style-name="T1">from</text:span> student std <text:span text:style-name="T1">join</text:span> <text:span text:style-name="T1">subject</text:span> sub <text:span text:style-name="T1">on</text:span> std.std_id = sub.subject_id;</text:p>
      <text:p text:style-name="P2"><text:span text:style-name="T1">select</text:span> * <text:span text:style-name="T1">from</text:span> student_studentName_subjectName;</text:p>
      <text:p text:style-name="P6"/>
      <text:p text:style-name="P2"><text:soft-page-break/><text:span text:style-name="T1">CREATE</text:span> VIEW student_studentFullName_subjectScore_exam_examDate <text:span text:style-name="T1">AS</text:span> <text:span text:style-name="T1">SELECT</text:span> std.name <text:span text:style-name="T1">AS</text:span> FULLNAME,</text:p>
      <text:p text:style-name="P2">sub.max_score, e.exam_date </text:p>
      <text:p text:style-name="P2"><text:span text:style-name="T1">from</text:span> </text:p>
      <text:p text:style-name="P2">student std</text:p>
      <text:p text:style-name="P2"><text:span text:style-name="T1">join</text:span> <text:span text:style-name="T1">subject</text:span> sub <text:span text:style-name="T1">on</text:span> std.std_id = sub.subject_id</text:p>
      <text:p text:style-name="P2"><text:span text:style-name="T1">join</text:span> exam e <text:span text:style-name="T1">on</text:span> std.std_id = e.exam_id;</text:p>
      <text:p text:style-name="P2"><text:span text:style-name="T1">select</text:span> * <text:span text:style-name="T1">from</text:span> student_studentFullName_subjectScore_exam_examDate;</text:p>
      <text:p text:style-name="P5"><text:line-break/><text:line-break/></text:p>
      <text:p text:style-name="P2"><text:span text:style-name="T1">CREATE</text:span> <text:span text:style-name="T1">LOCAL</text:span> TEMP VIEW subject_maxScore <text:span text:style-name="T1">AS</text:span> </text:p>
      <text:p text:style-name="P2"><text:span text:style-name="T1">select</text:span> * <text:span text:style-name="T1">from</text:span> <text:span text:style-name="T1">subject</text:span>;</text:p>
      <text:p text:style-name="P5"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31T16:52:59.178035674</meta:creation-date>
    <dc:date>2021-08-31T16:55:35.468836489</dc:date>
    <meta:editing-duration>PT2M36S</meta:editing-duration>
    <meta:editing-cycles>1</meta:editing-cycles>
    <meta:document-statistic meta:table-count="0" meta:image-count="0" meta:object-count="0" meta:page-count="2" meta:paragraph-count="37" meta:word-count="169" meta:character-count="1335" meta:non-whitespace-character-count="1183"/>
    <meta:generator>LibreOffice/6.4.7.2$Linux_X86_64 LibreOffice_project/40$Build-2</meta:generator>
  </office:meta>
</office:document-meta>
</file>